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6E6B26A392B1C5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58cm, 3.286cm, 7.948cm, 2.37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77cm" svg:height="21.999cm" svg:x="0.692cm" svg:y="2.492cm">
          <draw:image xlink:href="Pictures/10000000000005E8000007E076E6B26A392B1C5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6:53.126732681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